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5a3" officeooo:paragraph-rsid="000bf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o:</text:p>
      <text:p text:style-name="Standard">bitrate: 5.471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01:27:59.667418176</meta:creation-date>
    <dc:date>2022-04-23T01:32:33.948256177</dc:date>
    <meta:editing-duration>PT4M35S</meta:editing-duration>
    <meta:editing-cycles>1</meta:editing-cycles>
    <meta:document-statistic meta:table-count="0" meta:image-count="0" meta:object-count="0" meta:page-count="1" meta:paragraph-count="2" meta:word-count="3" meta:character-count="20" meta:non-whitespace-character-count="19"/>
    <meta:generator>LibreOffice/6.4.7.2$Linux_X86_64 LibreOffice_project/40$Build-2</meta:generator>
  </office:meta>
</office:document-meta>
</file>